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7000004B01DB7F6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457cm" draw:marker-start-width="0.882cm" draw:marker-end-width="0.882cm" draw:fill="none" draw:textarea-vertical-align="middle" fo:padding-top="0.35cm" fo:padding-bottom="0.35cm" fo:padding-left="0.475cm" fo:padding-right="0.475cm"/>
    </style:style>
    <style:style style:name="gr6" style:family="graphic" style:parent-style-name="standard">
      <style:graphic-properties svg:stroke-width="0.051cm" svg:stroke-color="#999999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e0f0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0" style:family="graphic" style:parent-style-name="objectwithoutfill">
      <style:graphic-properties svg:stroke-width="0cm" svg:stroke-color="#000000" draw:marker-start-width="0.2cm" draw:marker-end="Arrow_20_concave" draw:marker-end-width="0.356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.102cm" svg:stroke-color="#000000" draw:marker-start-width="0.508cm" draw:marker-end-width="0.508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style:font-name="Droid Serif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style:font-name="Droid Seri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style:font-name="FreeMono1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line-height="100%"/>
      <style:text-properties fo:color="#000000" style:font-name="FreeMono1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roid Serif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roid Seri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style:font-name="Droid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FreeMono1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800000" style:font-name="FreeMono1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c5000b" style:font-name="FreeMono1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4586" style:font-name="FreeMono1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style:font-name="FreeMono1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800000" style:font-name="FreeMono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381cm" svg:height="0.381cm" svg:x="6.574cm" svg:y="1.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996cm" svg:height="9.445cm" svg:x="-0.538cm" svg:y="-0.319cm">
          <draw:image xlink:href="Pictures/1000020100000477000004B01DB7F6FD.png" xlink:type="simple" xlink:show="embed" xlink:actuate="onLoad">
            <text:p/>
          </draw:image>
        </draw:frame>
        <draw:custom-shape draw:style-name="gr3" draw:text-style-name="P1" draw:layer="layout" svg:width="4.572cm" svg:height="6.096cm" svg:x="6.193cm" svg:y="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291cm" svg:height="0.508cm" svg:x="6.601cm" svg:y="7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33cm" svg:y1="3.653cm" svg:x2="8.733cm" svg:y2="7.59cm">
          <text:p/>
        </draw:line>
        <draw:custom-shape draw:style-name="gr6" draw:text-style-name="P2" draw:layer="layout" svg:width="4.115cm" svg:height="1.651cm" svg:x="15.581cm" svg:y="6.331cm">
          <text:p text:style-name="P1"><text:span text:style-name="T1">Component_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xml:id="id2" draw:id="id2" draw:layer="layout" svg:width="4.115cm" svg:height="1.651cm" svg:x="20.581cm" svg:y="6.331cm">
          <text:p text:style-name="P1"><text:span text:style-name="T1">Component_X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xml:id="id1" draw:id="id1" draw:layer="layout" svg:width="10.16cm" svg:height="3.302cm" svg:x="15.083cm" svg:y="0.505cm">
          <text:p text:style-name="P1"><text:span text:style-name="T2">DISPATCHE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6" draw:layer="layout" svg:width="8.031cm" svg:height="1.241cm" svg:x="16.118cm" svg:y="2.483cm">
          <draw:text-box>
            <text:p text:style-name="P5"><text:span text:style-name="T4">Component_X.cli(</text:span><text:span text:style-name="T5">'setup KK'</text:span><text:span text:style-name="T4">)</text:span></text:p>
            <text:p text:style-name="P5"><text:span text:style-name="T6"/></text:p>
          </draw:text-box>
        </draw:frame>
        <draw:connector draw:style-name="gr10" draw:text-style-name="P1" draw:layer="layout" svg:x1="20.163cm" svg:y1="3.807cm" svg:x2="22.638cm" svg:y2="6.331cm" draw:start-shape="id1" draw:start-glue-point="6" draw:end-shape="id2" svg:d="M20163 3807v1262h2475v1262" svg:viewBox="0 0 2476 2525">
          <text:p/>
        </draw:connector>
        <draw:custom-shape draw:style-name="gr11" draw:text-style-name="P1" draw:layer="layout" svg:width="7.874cm" svg:height="4.318cm" svg:x="4.796cm" svg:y="0.451cm">
          <text:p text:style-name="P1"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794cm" svg:height="1.309cm" svg:x="4.939cm" svg:y="0.732cm">
          <draw:text-box>
            <text:p text:style-name="P5"><text:span text:style-name="T7">$</text:span><text:span text:style-name="T8"> setup </text:span><text:span text:style-name="T9">KK</text:span></text:p>
            <text:p text:style-name="P5"><text:span text:style-name="T8"/></text:p>
          </draw:text-box>
        </draw:frame>
        <draw:connector draw:style-name="gr13" draw:text-style-name="P1" draw:layer="layout" svg:x1="6.764cm" svg:y1="1.621cm" svg:x2="15.083cm" svg:y2="2.156cm" draw:start-shape="id3" draw:start-glue-point="2" draw:end-shape="id1" draw:end-glue-point="5" svg:d="M6764 1621v535h8319" svg:viewBox="0 0 8320 5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8.5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7-06T15:16:24.389562154</meta:creation-date>
    <dc:date>2015-07-06T17:37:16.325356076</dc:date>
    <dc:creator>Marco Buttu</dc:creator>
    <meta:editing-duration>PT42M1S</meta:editing-duration>
    <meta:editing-cycles>17</meta:editing-cycles>
    <meta:generator>LibreOffice/4.2.6.3$Linux_X86_64 LibreOffice_project/420m0$Build-3</meta:generator>
    <meta:document-statistic meta:object-count="13"/>
  </office:meta>
</office:document-meta>
</file>